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40789" officeooo:paragraph-rsid="00040789"/>
    </style:style>
    <style:style style:name="P2" style:family="paragraph" style:parent-style-name="Standard" style:list-style-name="L1">
      <style:text-properties officeooo:rsid="00040789" officeooo:paragraph-rsid="00040789"/>
    </style:style>
    <style:style style:name="P3" style:family="paragraph" style:parent-style-name="Standard" style:list-style-name="L1">
      <style:text-properties officeooo:rsid="00041c83" officeooo:paragraph-rsid="00041c83"/>
    </style:style>
    <style:style style:name="P4" style:family="paragraph" style:parent-style-name="Standard">
      <style:text-properties officeooo:rsid="00041c83" officeooo:paragraph-rsid="00041c83"/>
    </style:style>
    <style:style style:name="P5" style:family="paragraph" style:parent-style-name="Standard" style:list-style-name="L5">
      <style:text-properties officeooo:rsid="00041c83" officeooo:paragraph-rsid="00041c83"/>
    </style:style>
    <style:style style:name="P6" style:family="paragraph" style:parent-style-name="Standard" style:list-style-name="L5">
      <style:text-properties officeooo:paragraph-rsid="00041c83"/>
    </style:style>
    <style:style style:name="P7" style:family="paragraph" style:parent-style-name="Standard" style:list-style-name="L6">
      <style:text-properties officeooo:paragraph-rsid="00041c83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41c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sano Period Directed Study Meeting for 3/13 Meeting</text:p>
      <text:p text:style-name="P1"/>
      <text:p text:style-name="P1">Algorithm:</text:p>
      <text:list xml:id="list3507532919" text:style-name="L1">
        <text:list-item>
          <text:p text:style-name="P2">Find a 0.</text:p>
        </text:list-item>
        <text:list-item>
          <text:p text:style-name="P2">Keep halving our spot until we no longer see a zero (We arrive at an odd zero)</text:p>
        </text:list-item>
        <text:list-item>
          <text:p text:style-name="P2">Linearly search until we find a zero</text:p>
        </text:list-item>
        <text:list-item>
          <text:p text:style-name="P2">The distance from our spot to that zero is ½ the distance between zeros </text:p>
        </text:list-item>
        <text:list-item>
          <text:p text:style-name="P2">Worst case: We have reached the first zero (Powers of 2)</text:p>
        </text:list-item>
        <text:list-item>
          <text:p text:style-name="P2">2<text:span text:style-name="T1">nd</text:span> Worse Case: We have reached the 3<text:span text:style-name="T1">rd</text:span> zero.</text:p>
          <text:list>
            <text:list-item>
              <text:p text:style-name="P3">Bound for finding the 3<text:span text:style-name="T1">rd</text:span> zero is 2/3 the modulus(if we are only searching the first 2*mod)</text:p>
            </text:list-item>
          </text:list>
        </text:list-item>
        <text:list-item>
          <text:p text:style-name="P3">If we have passed 2/3 the modulus in our linear search, we know we are at the first zero.</text:p>
        </text:list-item>
        <text:list-item>
          <text:p text:style-name="P3">Powers of 2 are worst case scenarios when looking for a zero?</text:p>
        </text:list-item>
      </text:list>
      <text:p text:style-name="P4"/>
      <text:p text:style-name="P4"/>
      <text:p text:style-name="P4">Questions:</text:p>
      <text:list xml:id="list2906962741" text:style-name="L5">
        <text:list-item>
          <text:p text:style-name="P6"><text:span text:style-name="T3">How will we generate the probabilities of these sections?</text:span></text:p>
        </text:list-item>
        <text:list-item>
          <text:p text:style-name="P5">Is the efficient?</text:p>
        </text:list-item>
        <text:list-item>
          <text:p text:style-name="P5">Since the first zero is our worst case for this because we have to search for 2/3 the modulus, should we instead be looking for the probability of ANY zero?</text:p>
        </text:list-item>
      </text:list>
      <text:p text:style-name="P4"/>
      <text:p text:style-name="P4">Observations:</text:p>
      <text:list xml:id="list3721428599" text:style-name="L6">
        <text:list-item>
          <text:p text:style-name="P7"><text:span text:style-name="T3">We still have to search the first 2*mod in order for us to GUARANTEE we find a zero (The farthest out the first zero can be is twice the modulus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20:49:41.683122186</meta:creation-date>
    <dc:date>2018-03-11T21:11:26.947224602</dc:date>
    <meta:editing-duration>PT11M35S</meta:editing-duration>
    <meta:editing-cycles>1</meta:editing-cycles>
    <meta:document-statistic meta:table-count="0" meta:image-count="0" meta:object-count="0" meta:page-count="1" meta:paragraph-count="17" meta:word-count="205" meta:character-count="1012" meta:non-whitespace-character-count="836"/>
    <meta:generator>LibreOffice/5.3.7.2.0$Linux_X86_64 LibreOffice_project/30$Build-2</meta:generator>
  </office:meta>
</office:document-meta>
</file>